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37.08cm" svg:y1="2.359cm" svg:x2="41.52cm" svg:y2="2.359cm">
          <text:p/>
        </draw:line>
        <draw:line draw:style-name="gr1" draw:text-style-name="P1" draw:layer="layout" svg:x1="41.5cm" svg:y1="4.979cm" svg:x2="41.5cm" svg:y2="2.339cm">
          <text:p/>
        </draw:line>
        <draw:line draw:style-name="gr2" draw:text-style-name="P1" draw:layer="layout" svg:x1="37.1cm" svg:y1="3.019cm" svg:x2="41.5cm" svg:y2="3.019cm">
          <text:p/>
        </draw:line>
        <draw:line draw:style-name="gr1" draw:text-style-name="P1" draw:layer="layout" svg:x1="37.1cm" svg:y1="4.979cm" svg:x2="37.1cm" svg:y2="2.339cm">
          <text:p/>
        </draw:line>
        <draw:line draw:style-name="gr1" draw:text-style-name="P1" draw:layer="layout" svg:x1="37.08cm" svg:y1="4.959cm" svg:x2="41.52cm" svg:y2="4.959cm">
          <text:p/>
        </draw:line>
        <draw:line draw:style-name="gr2" draw:text-style-name="P1" draw:layer="layout" svg:x1="39.4cm" svg:y1="4.959cm" svg:x2="39.4cm" svg:y2="2.359cm">
          <text:p/>
        </draw:line>
        <draw:line draw:style-name="gr2" draw:text-style-name="P1" draw:layer="layout" svg:x1="24.128cm" svg:y1="2.95cm" svg:x2="36.918cm" svg:y2="2.95cm">
          <text:p/>
        </draw:line>
        <draw:line draw:style-name="gr2" draw:text-style-name="P1" draw:layer="layout" svg:x1="32.67cm" svg:y1="4.959cm" svg:x2="36.92cm" svg:y2="4.959cm">
          <text:p/>
        </draw:line>
        <draw:line draw:style-name="gr2" draw:text-style-name="P1" draw:layer="layout" svg:x1="32.84cm" svg:y1="4.289cm" svg:x2="36.92cm" svg:y2="4.289cm">
          <text:p/>
        </draw:line>
        <draw:line draw:style-name="gr2" draw:text-style-name="P1" draw:layer="layout" svg:x1="31.28cm" svg:y1="3.619cm" svg:x2="36.92cm" svg:y2="3.619cm">
          <text:p/>
        </draw:line>
        <draw:line draw:style-name="gr2" draw:text-style-name="P1" draw:layer="layout" svg:x1="24.098cm" svg:y1="3.62cm" svg:x2="29.508cm" svg:y2="3.62cm">
          <text:p/>
        </draw:line>
        <draw:line draw:style-name="gr2" draw:text-style-name="P1" draw:layer="layout" svg:x1="24.918cm" svg:y1="4.29cm" svg:x2="29.508cm" svg:y2="4.29cm">
          <text:p/>
        </draw:line>
        <draw:line draw:style-name="gr2" draw:text-style-name="P1" draw:layer="layout" svg:x1="23.338cm" svg:y1="4.96cm" svg:x2="29.508cm" svg:y2="4.96cm">
          <text:p/>
        </draw:line>
        <draw:frame draw:style-name="gr3" draw:text-style-name="P3" draw:layer="layout" svg:width="2.3cm" svg:height="0.336cm" svg:x="37.1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37.1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39.4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39.4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21.48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21.48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21.48cm" svg:y="3.66cm">
          <draw:text-box>
            <text:p text:style-name="P6"><text:span text:style-name="T4">系級</text:span><text:span text:style-name="T5">Department/</text:span><text:span text:style-name="T5">Year</text:span></text:p>
          </draw:text-box>
        </draw:frame>
        <draw:frame draw:style-name="gr7" draw:text-style-name="P7" draw:layer="layout" svg:width="1.858cm" svg:height="0.63cm" svg:x="21.48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1.738cm" svg:height="0.63cm" svg:x="29.61cm" svg:y="2.989cm">
          <draw:text-box>
            <text:p text:style-name="P6"><text:span text:style-name="T4">日期</text:span><text:span text:style-name="T5">Date</text:span></text:p>
          </draw:text-box>
        </draw:frame>
        <draw:frame draw:style-name="gr7" draw:text-style-name="P7" draw:layer="layout" svg:width="3.24cm" svg:height="0.63cm" svg:x="29.61cm" svg:y="3.659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29.61cm" svg:y="4.329cm">
          <draw:text-box>
            <text:p text:style-name="P6"><text:span text:style-name="T4">學號</text:span><text:span text:style-name="T5">Student ID no.</text:span></text:p>
          </draw:text-box>
        </draw:frame>
        <draw:frame draw:style-name="gr8" draw:text-style-name="P9" draw:layer="layout" svg:width="19.592cm" svg:height="1.4cm" svg:x="21.908cm" svg:y="4.959cm">
          <draw:text-box>
            <text:p text:style-name="P8"><text:span text:style-name="T6">考試時不</text:span><text:span text:style-name="T6">得有交</text:span><text:span text:style-name="T6">談、窺</text:span><text:span text:style-name="T6">視、夾</text:span><text:span text:style-name="T6">帶、抄</text:span><text:span text:style-name="T6">襲、傳</text:span><text:span text:style-name="T6">遞、代考</text:span><text:span text:style-name="T6">或其他作</text:span><text:span text:style-name="T6">弊等舞弊</text:span><text:span text:style-name="T6">行為，考</text:span><text:span text:style-name="T6">畢務必交</text:span><text:span text:style-name="T6">卷，不得</text:span><text:span text:style-name="T6">攜卷出</text:span><text:span text:style-name="T6">場，違者</text:span><text:span text:style-name="T6">依考場規</text:span><text:span text:style-name="T6">則議處。</text:span><text:span text:style-name="T7"><text:line-break/></text:span><text:span text:style-name="T8">Conversati</text:span><text:span text:style-name="T8">on, </text:span><text:span text:style-name="T8">peeking, </text:span><text:span text:style-name="T8">illegal </text:span><text:span text:style-name="T8">notes, </text:span><text:span text:style-name="T8">plagiarizin</text:span><text:span text:style-name="T8">g, answer </text:span><text:span text:style-name="T8">circulation</text:span><text:span text:style-name="T8">, testing </text:span><text:span text:style-name="T8">as a </text:span><text:span text:style-name="T8">substitute, </text:span><text:span text:style-name="T8">off-site </text:span><text:span text:style-name="T8">removal of </text:span><text:span text:style-name="T8">examinatio</text:span><text:span text:style-name="T8">n</text:span><text:span text:style-name="T9"><text:line-break/></text:span><text:span text:style-name="T8">papers, </text:span><text:span text:style-name="T8">and other </text:span><text:span text:style-name="T8">fraudulent </text:span><text:span text:style-name="T8">practices </text:span><text:span text:style-name="T8">in </text:span><text:span text:style-name="T8">violation </text:span><text:span text:style-name="T8">of </text:span><text:span text:style-name="T8">examinatio</text:span><text:span text:style-name="T8">n </text:span><text:span text:style-name="T8">regulation</text:span><text:span text:style-name="T8">s will be </text:span><text:span text:style-name="T8">severely </text:span><text:span text:style-name="T8">punished.</text:span></text:p>
          </draw:text-box>
        </draw:frame>
        <draw:frame draw:style-name="gr9" draw:text-style-name="P10" draw:layer="layout" svg:width="0.37cm" svg:height="0.5cm" svg:x="21.538cm" svg:y="5.046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21.758cm" svg:y="0.98cm">
          <draw:text-box>
            <text:p text:style-name="P11"><text:span text:style-name="T10">淡江大學 </text:span><text:span text:style-name="T10"><text:s text:c="2"/>學年度</text:span><text:span text:style-name="T10">第</text:span><text:span text:style-name="T11"> </text:span><text:span text:style-name="T10"><text:s/>學</text:span><text:span text:style-name="T10">期　　</text:span><text:span text:style-name="T12">　</text:span><text:span text:style-name="T12">　答案卷</text:span></text:p>
          </draw:text-box>
        </draw:frame>
        <draw:frame draw:style-name="gr11" draw:text-style-name="P14" draw:layer="layout" svg:width="4.2cm" svg:height="0.471cm" svg:x="37.3cm" svg:y="28.749cm">
          <draw:text-box>
            <text:p text:style-name="P13"><text:span text:style-name="T13">114(1)01,000</text:span></text:p>
          </draw:text-box>
        </draw:frame>
        <draw:frame draw:style-name="gr12" draw:text-style-name="P15" draw:layer="layout" svg:width="19.742cm" svg:height="0.46cm" svg:x="21.758cm" svg:y="1.9cm">
          <draw:text-box>
            <text:p text:style-name="P11"><text:span text:style-name="T14">Tamkang </text:span><text:span text:style-name="T14">University <text:s text:c="15"/></text:span><text:span text:style-name="T14"><text:s text:c="6"/>Answer Sheet</text:span></text:p>
          </draw:text-box>
        </draw:frame>
        <draw:line draw:style-name="gr1" draw:text-style-name="P1" draw:layer="layout" svg:x1="21cm" svg:y1="1.18cm" svg:x2="21cm" svg:y2="28.74cm">
          <text:p/>
        </draw:line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2" draw:text-style-name="P1" draw:layer="layout" svg:x1="2.15cm" svg:y1="25.28cm" svg:x2="20.52cm" svg:y2="25.28cm">
          <text:p/>
        </draw:line>
        <draw:line draw:style-name="gr2" draw:text-style-name="P1" draw:layer="layout" svg:x1="2.15cm" svg:y1="26.14cm" svg:x2="20.52cm" svg:y2="26.14cm">
          <text:p/>
        </draw:line>
        <draw:line draw:style-name="gr2" draw:text-style-name="P1" draw:layer="layout" svg:x1="2.15cm" svg:y1="27cm" svg:x2="20.52cm" svg:y2="27cm">
          <text:p/>
        </draw:line>
        <draw:line draw:style-name="gr2" draw:text-style-name="P1" draw:layer="layout" svg:x1="2.15cm" svg:y1="27.86cm" svg:x2="20.52cm" svg:y2="27.86cm">
          <text:p/>
        </draw:line>
        <draw:line draw:style-name="gr1" draw:text-style-name="P1" draw:layer="layout" svg:x1="21.46cm" svg:y1="6.36cm" svg:x2="41.52cm" svg:y2="6.361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6.34cm" svg:x2="21.48cm" svg:y2="28.74cm">
          <text:p/>
        </draw:line>
        <draw:line draw:style-name="gr1" draw:text-style-name="P1" draw:layer="layout" svg:x1="41.5cm" svg:y1="6.34cm" svg:x2="41.5cm" svg:y2="28.74cm">
          <text:p/>
        </draw:line>
        <draw:line draw:style-name="gr2" draw:text-style-name="P1" draw:layer="layout" svg:x1="23.13cm" svg:y1="6.34cm" svg:x2="23.13cm" svg:y2="28.72cm">
          <text:p/>
        </draw:lin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1.46cm" svg:y1="7.22cm" svg:x2="41.5cm" svg:y2="7.22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frame draw:style-name="gr5" draw:text-style-name="P4" draw:layer="layout" svg:width="1.658cm" svg:height="0.314cm" svg:x="21.48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6.91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frame draw:style-name="gr13" draw:text-style-name="P16" draw:layer="layout" svg:width="1.66cm" svg:height="0.55cm" svg:x="21.48cm" svg:y="6.283cm">
          <draw:text-box>
            <text:p text:style-name="P2"><text:span text:style-name="T15">計分欄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line draw:style-name="gr1" draw:text-style-name="P1" draw:layer="layout" svg:x1="21.46cm" svg:y1="1.2cm" svg:x2="41.52cm" svg:y2="1.2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1.18cm" svg:x2="21.48cm" svg:y2="28.74cm">
          <text:p/>
        </draw:line>
        <draw:line draw:style-name="gr1" draw:text-style-name="P1" draw:layer="layout" svg:x1="41.5cm" svg:y1="1.18cm" svg:x2="41.5cm" svg:y2="28.74cm">
          <text:p/>
        </draw:line>
        <draw:line draw:style-name="gr2" draw:text-style-name="P1" draw:layer="layout" svg:x1="23.13cm" svg:y1="1.2cm" svg:x2="23.13cm" svg:y2="28.72cm">
          <text:p/>
        </draw:line>
        <draw:line draw:style-name="gr2" draw:text-style-name="P1" draw:layer="layout" svg:x1="21.48cm" svg:y1="2.06cm" svg:x2="41.5cm" svg:y2="2.06cm">
          <text:p/>
        </draw:line>
        <draw:line draw:style-name="gr2" draw:text-style-name="P1" draw:layer="layout" svg:x1="23.13cm" svg:y1="2.92cm" svg:x2="41.5cm" svg:y2="2.92cm">
          <text:p/>
        </draw:line>
        <draw:line draw:style-name="gr2" draw:text-style-name="P1" draw:layer="layout" svg:x1="23.13cm" svg:y1="3.78cm" svg:x2="41.5cm" svg:y2="3.78cm">
          <text:p/>
        </draw:line>
        <draw:line draw:style-name="gr2" draw:text-style-name="P1" draw:layer="layout" svg:x1="23.13cm" svg:y1="4.64cm" svg:x2="41.5cm" svg:y2="4.64cm">
          <text:p/>
        </draw:line>
        <draw:line draw:style-name="gr2" draw:text-style-name="P1" draw:layer="layout" svg:x1="23.13cm" svg:y1="5.5cm" svg:x2="41.5cm" svg:y2="5.5cm">
          <text:p/>
        </draw:line>
        <draw:line draw:style-name="gr2" draw:text-style-name="P1" draw:layer="layout" svg:x1="23.13cm" svg:y1="6.36cm" svg:x2="41.5cm" svg:y2="6.36cm">
          <text:p/>
        </draw:line>
        <draw:line draw:style-name="gr2" draw:text-style-name="P1" draw:layer="layout" svg:x1="23.13cm" svg:y1="7.22cm" svg:x2="41.5cm" svg:y2="7.22cm">
          <text:p/>
        </draw:line>
        <draw:frame draw:style-name="gr13" draw:text-style-name="P16" draw:layer="layout" svg:width="1.66cm" svg:height="0.55cm" svg:x="21.48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21.48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line draw:style-name="gr1" draw:text-style-name="P1" draw:layer="layout" svg:x1="21cm" svg:y1="1.18cm" svg:x2="21cm" svg:y2="28.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0:50:20.152788850</dc:date>
    <meta:editing-duration>PT9H42M53S</meta:editing-duration>
    <meta:editing-cycles>240</meta:editing-cycles>
    <meta:generator>LibreOffice/25.2.6.2$Linux_X86_64 LibreOffice_project/40d1a0e1d5bdf1afaeae24d9ece32bbb00fa66a4</meta:generator>
    <meta:document-statistic meta:object-count="181"/>
  </office:meta>
</office:document-meta>
</file>